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ro5" style:family="table-row">
      <style:table-row-properties style:row-height="0.4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69" calcext:value-type="float">
            <text:p>169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18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96" calcext:value-type="float">
            <text:p>196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table table:name="etcd WithPrefi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18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85" calcext:value-type="float">
            <text:p>185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86" calcext:value-type="float">
            <text:p>186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10848" calcext:value-type="float">
            <text:p>10848</text:p>
          </table:table-cell>
          <table:table-cell table:style-name="ce4" office:value-type="float" office:value="7349" calcext:value-type="float">
            <text:p>7349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18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8106" calcext:value-type="float">
            <text:p>8106</text:p>
          </table:table-cell>
          <table:table-cell table:style-name="ce4" office:value-type="float" office:value="11112" calcext:value-type="float">
            <text:p>11112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7112" calcext:value-type="float">
            <text:p>7112</text:p>
          </table:table-cell>
          <table:table-cell table:style-name="ce4" office:value-type="float" office:value="7344" calcext:value-type="float">
            <text:p>7344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5T14:40:57.709370590</dc:date>
    <meta:editing-duration>PT1H48S</meta:editing-duration>
    <meta:editing-cycles>7</meta:editing-cycles>
    <meta:generator>LibreOffice/7.3.7.2$Linux_X86_64 LibreOffice_project/30$Build-2</meta:generator>
    <meta:document-statistic meta:table-count="3" meta:cell-count="72" meta:object-count="0"/>
  </office:meta>
</office:document-meta>
</file>